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10:<text:s/></text:span><text:span text:style-name="T3">Write a program to check if a person is eligible to drive (age &gt;= 18)<text:s/></text:span><text:span text:style-name="T4">using else condition.<text:s/></text:span></text:p>
      <text:p text:style-name="P5"/>
      <text:p text:style-name="P6">#include &lt;iostream&gt;</text:p>
      <text:p text:style-name="P7">Using namespace std;</text:p>
      <text:p text:style-name="P8"/>
      <text:p text:style-name="P9">int main() {</text:p>
      <text:p text:style-name="P10"><text:s text:c="4"/>int age;</text:p>
      <text:p text:style-name="P11"><text:s text:c="4"/>cout &lt;&lt; “Enter your age: “;</text:p>
      <text:p text:style-name="P12"><text:s text:c="4"/>cin &gt;&gt; age;</text:p>
      <text:p text:style-name="P13"/>
      <text:p text:style-name="P14"><text:s text:c="4"/>if (age &gt;= 18) {</text:p>
      <text:p text:style-name="P15"><text:s text:c="8"/>cout &lt;&lt; “You are eligible to drive.” &lt;&lt; endl;</text:p>
      <text:p text:style-name="P16"><text:s text:c="4"/>} else {</text:p>
      <text:p text:style-name="P17"><text:s text:c="8"/>cout &lt;&lt; “You are not eligible to drive.” &lt;&lt; endl;</text:p>
      <text:p text:style-name="P18"><text:s text:c="4"/>}</text:p>
      <text:p text:style-name="P19"><text:s text:c="4"/>return 0;</text:p>
      <text:p text:style-name="P20">}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4:52:00Z</meta:creation-date>
    <dc:date>2024-12-23T04:52:00Z</dc:date>
    <meta:template xlink:href="Normal.dotm" xlink:type="simple"/>
    <meta:editing-cycles>7</meta:editing-cycles>
    <meta:editing-duration>PT840S</meta:editing-duration>
    <meta:document-statistic meta:page-count="1" meta:paragraph-count="1" meta:word-count="58" meta:character-count="392" meta:row-count="2" meta:non-whitespace-character-count="335"/>
  </office:meta>
</office:document-meta>
</file>